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DD000000DDE72A84BF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Pictures/2000000A000000DD000000DDE72A84BF.svm" manifest:media-type="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cm" svg:height="10cm" svg:x="0cm" svg:y="1.52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2cm" svg:height="10cm" svg:x="12cm" svg:y="1.5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2cm" svg:height="10cm" svg:x="0.19cm" svg:y="13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2cm" svg:height="10cm" svg:x="12.19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12cm" svg:height="10cm" svg:x="23.997cm" svg:y="13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12cm" svg:height="10cm" svg:x="0cm" svg:y="25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2cm" svg:height="10cm" svg:x="12cm" svg:y="25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2cm" svg:height="10cm" svg:x="24cm" svg:y="25.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g>
          <draw:frame draw:style-name="gr2" draw:text-style-name="P2" draw:layer="layout" svg:width="0.959cm" svg:height="0.962cm" svg:x="2cm" svg:y="0.5cm">
            <draw:text-box>
              <text:p><text:span text:style-name="T1">A</text:span></text:p>
            </draw:text-box>
          </draw:frame>
          <draw:frame draw:style-name="gr2" draw:text-style-name="P2" draw:layer="layout" svg:width="0.959cm" svg:height="0.962cm" svg:x="14cm" svg:y="0.5cm">
            <draw:text-box>
              <text:p><text:span text:style-name="T1">B</text:span></text:p>
            </draw:text-box>
          </draw:frame>
          <draw:frame draw:style-name="gr2" draw:text-style-name="P2" draw:layer="layout" svg:width="0.959cm" svg:height="0.962cm" svg:x="26cm" svg:y="0.5cm">
            <draw:text-box>
              <text:p><text:span text:style-name="T1">C</text:span></text:p>
            </draw:text-box>
          </draw:frame>
        </draw:g>
        <draw:g>
          <draw:frame draw:style-name="gr2" draw:text-style-name="P2" draw:layer="layout" svg:width="0.959cm" svg:height="0.962cm" svg:x="2cm" svg:y="12.5cm">
            <draw:text-box>
              <text:p><text:span text:style-name="T1">D</text:span></text:p>
            </draw:text-box>
          </draw:frame>
          <draw:frame draw:style-name="gr2" draw:text-style-name="P2" draw:layer="layout" svg:width="0.925cm" svg:height="0.962cm" svg:x="14cm" svg:y="12.5cm">
            <draw:text-box>
              <text:p><text:span text:style-name="T1">E</text:span></text:p>
            </draw:text-box>
          </draw:frame>
          <draw:frame draw:style-name="gr2" draw:text-style-name="P2" draw:layer="layout" svg:width="0.891cm" svg:height="0.962cm" svg:x="26cm" svg:y="12.5cm">
            <draw:text-box>
              <text:p><text:span text:style-name="T1">F</text:span></text:p>
            </draw:text-box>
          </draw:frame>
        </draw:g>
        <draw:g>
          <draw:frame draw:style-name="gr2" draw:text-style-name="P2" draw:layer="layout" svg:width="0.997cm" svg:height="0.962cm" svg:x="2.1cm" svg:y="24.6cm">
            <draw:text-box>
              <text:p><text:span text:style-name="T1">G</text:span></text:p>
            </draw:text-box>
          </draw:frame>
          <draw:frame draw:style-name="gr2" draw:text-style-name="P2" draw:layer="layout" svg:width="0.959cm" svg:height="0.962cm" svg:x="14.1cm" svg:y="24.6cm">
            <draw:text-box>
              <text:p><text:span text:style-name="T1">H</text:span></text:p>
            </draw:text-box>
          </draw:frame>
          <draw:frame draw:style-name="gr2" draw:text-style-name="P2" draw:layer="layout" svg:width="0.68cm" svg:height="0.962cm" svg:x="26.1cm" svg:y="24.6cm">
            <draw:text-box>
              <text:p><text:span text:style-name="T1">I</text:span></text:p>
            </draw:text-box>
          </draw:frame>
        </draw:g>
        <draw:frame draw:style-name="gr1" draw:text-style-name="P1" draw:layer="layout" svg:width="10.661cm" svg:height="10cm" svg:x="24cm" svg:y="2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7T21:30:43.020000000</meta:creation-date>
    <dc:date>2015-05-17T21:50:05.510000000</dc:date>
    <meta:editing-duration>PT19M22S</meta:editing-duration>
    <meta:editing-cycles>3</meta:editing-cycles>
    <meta:generator>LibreOffice/4.3.4.1$Windows_x86 LibreOffice_project/bc356b2f991740509f321d70e4512a6a54c5f243</meta:generator>
    <meta:document-statistic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E72A84BF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18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2.2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10.366cm" svg:height="8.476cm">
          <chartooo:coordinate-region svg:x="2.122cm" svg:y="0.2cm" svg:width="9.359cm" svg:height="7.829cm"/>
          <chart:axis chart:dimension="x" chart:name="primary-x" chart:style-name="ch3" chartooo:axis-type="auto">
            <chart:title svg:x="5.39cm" svg:y="8.876cm" chart:style-name="ch4">
              <text:p>Load, Watts</text:p>
            </chart:title>
            <chart:categories table:cell-range-address="local-table.$A$2:.$A$53"/>
          </chart:axis>
          <chart:axis chart:dimension="y" chart:name="primary-y" chart:style-name="ch5">
            <chart:title svg:x="0.451cm" svg:y="5.546cm" chart:style-name="ch6">
              <text:p>VO2, L/min</text:p>
            </chart:title>
          </chart:axis>
          <chart:series chart:style-name="ch7" chart:values-cell-range-address="local-table.$C$2:.$C$53" chart:label-cell-address="local-table.$C$1" chart:class="chart:scatter">
            <chart:domain table:cell-range-address="local-table.$B$2:.$B$53"/>
            <chart:regression-curve chart:style-name="ch8"/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">
                <text:p>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">
                <text:p>7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">
                <text:p>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">
                <text:p>8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">
                <text:p>96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">
                <text:p>10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7">
                <text:p>1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9">
                <text:p>10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2">
                <text:p>11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0">
                <text:p>12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3">
                <text:p>123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">
                <text:p>130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">
                <text:p>13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2">
                <text:p>142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7">
                <text:p>147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3">
                <text:p>153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">
                <text:p>15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9">
                <text:p>159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">
                <text:p>166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9">
                <text:p>169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">
                <text:p>172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E72A84BF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.4" chart:maximum="2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>
        <chart:symbol-image xlink:href="Pictures/2000000A000000DD000000DDE72A84BF.svm" xlink:type="simple" xlink:actuate="onLoad"/>
      </style:chart-properties>
      <style:graphic-properties draw:stroke="none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662cm" svg:height="10.001cm" xlink:href="." xlink:type="simple" chart:class="chart:scatter" chart:style-name="ch1">
        <chart:plot-area chart:style-name="ch2" chart:data-source-has-labels="both" svg:x="1.368cm" svg:y="0.2cm" svg:width="9.081cm" svg:height="8.476cm">
          <chartooo:coordinate-region svg:x="2.095cm" svg:y="0.399cm" svg:width="8.26cm" svg:height="7.63cm"/>
          <chart:axis chart:dimension="x" chart:name="primary-x" chart:style-name="ch3" chartooo:axis-type="auto">
            <chart:title svg:x="4.8cm" svg:y="8.876cm" chart:style-name="ch4">
              <text:p>VO2, L/min</text:p>
            </chart:title>
            <chart:categories table:cell-range-address="local-table.$A$2:.$A$52"/>
          </chart:axis>
          <chart:axis chart:dimension="y" chart:name="primary-y" chart:style-name="ch5">
            <chart:title svg:x="0.451cm" svg:y="5.705cm" chart:style-name="ch6">
              <text:p>VCO2, L/min</text:p>
            </chart:title>
          </chart:axis>
          <chart:series chart:style-name="ch7" chart:values-cell-range-address="local-table.$C$2:.$C$52" chart:label-cell-address="local-table.$C$1" chart:class="chart:scatter">
            <chart:domain table:cell-range-address="local-table.$B$2:.$B$52"/>
            <chart:regression-curve chart:style-name="ch8"/>
            <chart:data-point chart:repeated="51"/>
          </chart:series>
          <chart:series chart:style-name="ch9" chart:values-cell-range-address="local-table.$D$2:.$D$52" chart:label-cell-address="local-table.$D$1" chart:class="chart:scatter">
            <chart:regression-curve chart:style-name="ch8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57">
                <text:p>0.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">
                <text:p>0.44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">
                <text:p>0.5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">
                <text:p>0.58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3">
                <text:p>0.63</text:p>
              </table:table-cell>
              <table:table-cell office:value-type="float" office:value="0.59">
                <text:p>0.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">
                <text:p>0.66</text:p>
              </table:table-cell>
              <table:table-cell office:value-type="float" office:value="0.64">
                <text:p>0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8">
                <text:p>0.78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79">
                <text:p>0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8">
                <text:p>0.78</text:p>
              </table:table-cell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5">
                <text:p>0.85</text:p>
              </table:table-cell>
              <table:table-cell office:value-type="float" office:value="0.82">
                <text:p>0.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">
                <text:p>0.9</text:p>
              </table:table-cell>
              <table:table-cell office:value-type="float" office:value="0.88">
                <text:p>0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86">
                <text:p>0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">
                <text:p>0.86</text:p>
              </table:table-cell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1">
                <text:p>1.01</text:p>
              </table:table-cell>
              <table:table-cell office:value-type="float" office:value="0.97">
                <text:p>0.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">
                <text:p>1.04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">
                <text:p>1.02</text:p>
              </table:table-cell>
              <table:table-cell office:value-type="float" office:value="1.07">
                <text:p>1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">
                <text:p>0.99</text:p>
              </table:table-cell>
              <table:table-cell office:value-type="float" office:value="1.06">
                <text:p>1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5">
                <text:p>0.95</text:p>
              </table:table-cell>
              <table:table-cell office:value-type="float" office:value="1.01">
                <text:p>1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9">
                <text:p>1.09</text:p>
              </table:table-cell>
              <table:table-cell office:value-type="float" office:value="1.14">
                <text:p>1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2">
                <text:p>1.12</text:p>
              </table:table-cell>
              <table:table-cell office:value-type="float" office:value="1.18">
                <text:p>1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4">
                <text:p>1.14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4">
                <text:p>1.14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1.28">
                <text:p>1.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4">
                <text:p>1.14</text:p>
              </table:table-cell>
              <table:table-cell office:value-type="float" office:value="1.24">
                <text:p>1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3">
                <text:p>1.23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9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2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8">
                <text:p>1.38</text:p>
              </table:table-cell>
              <table:table-cell office:value-type="float" office:value="NaN">
                <text:p>NaN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5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1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9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3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9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5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5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2.46">
                <text:p>2.4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80" chart:origin="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6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0" style:family="chart" style:data-style-name="N2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9.421cm" svg:height="8.476cm">
          <chartooo:coordinate-region svg:x="2.202cm" svg:y="0.399cm" svg:width="7.992cm" svg:height="7.631cm"/>
          <chart:axis chart:dimension="x" chart:name="primary-x" chart:style-name="ch3" chartooo:axis-type="auto">
            <chart:title svg:x="4.997cm" svg:y="8.876cm" chart:style-name="ch4">
              <text:p>VO2, L/min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075cm" chart:style-name="ch6">
              <text:p>HR, beats/min - x</text:p>
            </chart:title>
          </chart:axis>
          <chart:axis chart:dimension="y" chart:name="secondary-y" chart:style-name="ch7">
            <chart:title svg:x="11.056cm" svg:y="6.432cm" chart:style-name="ch6">
              <text:p>O2 Pulse, ml/beat - o</text:p>
            </chart:title>
          </chart:axis>
          <chart:series chart:attached-axis="primary-y" chart:style-name="ch8" chart:values-cell-range-address="local-table.$C$2:.$C$21" chart:label-cell-address="local-table.$C$1" chart:class="chart:scatter">
            <chart:domain table:cell-range-address="local-table.$B$2:.$B$21"/>
            <chart:regression-curve chart:style-name="ch9"/>
            <chart:data-point chart:repeated="20"/>
          </chart:series>
          <chart:series chart:attached-axis="secondary-y" chart:style-name="ch10" chart:values-cell-range-address="local-table.$D$2:.$D$21" chart:label-cell-address="local-table.$D$1" chart:class="chart:scatte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L 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90.5">
                <text:p>9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96.1666666666667">
                <text:p>96.1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109.333333333333">
                <text:p>109.333333333333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16.833333333333">
                <text:p>116.83333333333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127.166666666667">
                <text:p>127.16666666666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33">
                <text:p>133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1666666666667">
                <text:p>96.1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666666666667">
                <text:p>103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.333333333333">
                <text:p>109.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.833333333333">
                <text:p>116.8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.166666666667">
                <text:p>127.1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10" chart:maximum="70" chart:origin="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maximum="130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10.366cm" svg:height="8.476cm">
          <chartooo:coordinate-region svg:x="2.016cm" svg:y="0.399cm" svg:width="9.505cm" svg:height="7.63cm"/>
          <chart:axis chart:dimension="x" chart:name="primary-x" chart:style-name="ch3" chartooo:axis-type="auto">
            <chart:title svg:x="5.311cm" svg:y="8.876cm" chart:style-name="ch4">
              <text:p>VCO2, L/min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414cm" chart:style-name="ch6">
              <text:p>VE, L/min</text:p>
            </chart:title>
          </chart:axis>
          <chart:axis chart:dimension="y" chart:name="secondary-y" chart:style-name="ch7"/>
          <chart:series chart:attached-axis="primary-y" chart:style-name="ch8" chart:values-cell-range-address="local-table.$C$2:.$C$11" chart:label-cell-address="local-table.$C$1" chart:class="chart:scatter">
            <chart:domain table:cell-range-address="local-table.$B$2:.$B$11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">
                <text:p>0.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6666666666667">
                <text:p>0.53666666666666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">
                <text:p>0.54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6666666666667">
                <text:p>0.716666666666667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5166666666667">
                <text:p>1.05166666666667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5333333333333">
                <text:p>1.2533333333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7166666666667">
                <text:p>1.57166666666667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666666666667">
                <text:p>1.89666666666667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75">
                <text:p>2.275</text:p>
              </table:table-cell>
              <table:table-cell office:value-type="float" office:value="64.3333333333333">
                <text:p>64.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10">
      <style:chart-properties chart:display-label="true" chart:logarithmic="false" chart:minimum="0.5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9.421cm" svg:height="8.476cm">
          <chartooo:coordinate-region svg:x="2.122cm" svg:y="0.399cm" svg:width="8.072cm" svg:height="7.63cm"/>
          <chart:axis chart:dimension="x" chart:name="primary-x" chart:style-name="ch3" chartooo:axis-type="auto">
            <chart:title svg:x="4.997cm" svg:y="8.876cm" chart:style-name="ch4">
              <text:p>VO2, L/min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652cm" chart:style-name="ch6">
              <text:p>VT, L/min - x</text:p>
            </chart:title>
          </chart:axis>
          <chart:axis chart:dimension="y" chart:name="secondary-y" chart:style-name="ch7">
            <chart:title svg:x="11.056cm" svg:y="6.128cm" chart:style-name="ch6">
              <text:p>Bf, breaths/min- o</text:p>
            </chart:title>
          </chart:axis>
          <chart:series chart:attached-axis="primary-y"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attached-axis="secondary-y" chart:style-name="ch9" chart:values-cell-range-address="local-table.$D$2:.$D$11" chart:label-cell-address="local-table.$D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0.7">
                <text:p>0.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0.875">
                <text:p>0.875</text:p>
              </table:table-cell>
              <table:table-cell office:value-type="float" office:value="20.8333333333333">
                <text:p>20.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1.04833333333333">
                <text:p>1.0483333333333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1.16833333333333">
                <text:p>1.16833333333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.375">
                <text:p>1.375</text:p>
              </table:table-cell>
              <table:table-cell office:value-type="float" office:value="22.6666666666667">
                <text:p>22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1.61">
                <text:p>1.61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.86">
                <text:p>1.8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2.06166666666667">
                <text:p>2.06166666666667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2.27333333333333">
                <text:p>2.27333333333333</text:p>
              </table:table-cell>
              <table:table-cell office:value-type="float" office:value="28.6666666666667">
                <text:p>28.6666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20" chart:maximum="5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maximum="5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9.421cm" svg:height="8.476cm">
          <chartooo:coordinate-region svg:x="2.016cm" svg:y="0.399cm" svg:width="8.178cm" svg:height="7.631cm"/>
          <chart:axis chart:dimension="x" chart:name="primary-x" chart:style-name="ch3" chartooo:axis-type="auto">
            <chart:title svg:x="4.997cm" svg:y="8.876cm" chart:style-name="ch4">
              <text:p>VO2, L/min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546cm" chart:style-name="ch6">
              <text:p>VE/VO2 - x</text:p>
            </chart:title>
          </chart:axis>
          <chart:axis chart:dimension="y" chart:name="secondary-y" chart:style-name="ch7">
            <chart:title svg:x="11.056cm" svg:y="5.731cm" chart:style-name="ch6">
              <text:p>VE/VCO2 - o</text:p>
            </chart:title>
          </chart:axis>
          <chart:series chart:attached-axis="primary-y"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attached-axis="secondary-y" chart:style-name="ch9" chart:values-cell-range-address="local-table.$D$2:.$D$11" chart:label-cell-address="local-table.$D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35.4">
                <text:p>35.4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35.5">
                <text:p>35.5</text:p>
              </table:table-cell>
              <table:table-cell office:value-type="float" office:value="32.6666666666667">
                <text:p>32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31.2666666666667">
                <text:p>31.266666666666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28.7666666666667">
                <text:p>28.766666666666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28.3166666666667">
                <text:p>28.31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28.8666666666667">
                <text:p>28.8666666666667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29.2833333333333">
                <text:p>29.2833333333333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26.1166666666667">
                <text:p>26.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34.9666666666667">
                <text:p>34.9666666666667</text:p>
              </table:table-cell>
              <table:table-cell office:value-type="float" office:value="27.5666666666667">
                <text:p>27.5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10" chart:maximum="70" chart:origin="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maximum="130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395cm" svg:y="0.2cm" svg:width="10.366cm" svg:height="8.476cm">
          <chartooo:coordinate-region svg:x="2.016cm" svg:y="0.399cm" svg:width="9.505cm" svg:height="7.63cm"/>
          <chart:axis chart:dimension="x" chart:name="primary-x" chart:style-name="ch3" chartooo:axis-type="auto">
            <chart:title svg:x="5.47cm" svg:y="8.876cm" chart:style-name="ch4">
              <text:p>VO2, L/min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414cm" chart:style-name="ch6">
              <text:p>VE, L/min</text:p>
            </chart:title>
          </chart:axis>
          <chart:axis chart:dimension="y" chart:name="secondary-y" chart:style-name="ch7"/>
          <chart:series chart:attached-axis="primary-y" chart:style-name="ch8" chart:values-cell-range-address="local-table.$C$2:.$C$11" chart:label-cell-address="local-table.$C$1" chart:class="chart:scatter">
            <chart:domain table:cell-range-address="local-table.$B$2:.$B$11"/>
            <chart:regression-curve chart:style-name="ch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17.8333333333333">
                <text:p>17.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42.1666666666667">
                <text:p>42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51.3333333333333">
                <text:p>51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64.3333333333333">
                <text:p>64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80" chart:maximum="100" chart:origin="0" chart:interval-maj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maximum="130" chart:reverse-direction="false" text:line-break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845cm" svg:y="0.2cm" svg:width="9.916cm" svg:height="8.476cm">
          <chartooo:coordinate-region svg:x="2.652cm" svg:y="0.399cm" svg:width="8.869cm" svg:height="7.63cm"/>
          <chart:axis chart:dimension="x" chart:name="primary-x" chart:style-name="ch3" chartooo:axis-type="auto">
            <chart:title svg:x="5.695cm" svg:y="8.876cm" chart:style-name="ch4">
              <text:p>VO2, L/min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5.348cm" chart:style-name="ch6">
              <text:p>
SaO2, %</text:p>
            </chart:title>
          </chart:axis>
          <chart:axis chart:dimension="y" chart:name="secondary-y" chart:style-name="ch7"/>
          <chart:series chart:attached-axis="primary-y" chart:style-name="ch8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10">
      <style:chart-properties chart:display-label="true" chart:logarithmic="false" chart:interval-major="0.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 style:data-style-name="N1">
      <style:chart-properties chart:display-label="true" chart:logarithmic="false" chart:minimum="20" chart:maximum="13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 style:data-style-name="N1">
      <style:chart-properties chart:display-label="true" chart:logarithmic="false" chart:minimum="20" chart:maximum="13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01cm" svg:height="10.001cm" xlink:href="." xlink:type="simple" chart:class="chart:scatter" chart:style-name="ch1">
        <chart:plot-area chart:style-name="ch2" chart:data-source-has-labels="both" svg:x="1.845cm" svg:y="0.2cm" svg:width="8.971cm" svg:height="8.476cm">
          <chartooo:coordinate-region svg:x="2.652cm" svg:y="0.2cm" svg:width="7.356cm" svg:height="7.83cm"/>
          <chart:axis chart:dimension="x" chart:name="primary-x" chart:style-name="ch3" chartooo:axis-type="auto">
            <chart:title svg:x="5.222cm" svg:y="8.876cm" chart:style-name="ch4">
              <text:p>VO2, L/min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247cm" chart:style-name="ch6">
              <text:p>
PET-O2, mmHg - x</text:p>
            </chart:title>
          </chart:axis>
          <chart:axis chart:dimension="y" chart:name="secondary-y" chart:style-name="ch7">
            <chart:title svg:x="11.056cm" svg:y="6.432cm" chart:style-name="ch6">
              <text:p>PET-CO2, mmHg - o</text:p>
            </chart:title>
          </chart:axis>
          <chart:series chart:attached-axis="primary-y" chart:style-name="ch8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attached-axis="secondary-y" chart:style-name="ch9" chart:values-cell-range-address="local-table.$D$2:.$D$21" chart:label-cell-address="local-table.$D$1" chart:class="chart:scatte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 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8">
                <text:p>0.48</text:p>
              </table:table-cell>
              <table:table-cell office:value-type="float" office:value="116">
                <text:p>1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33.8333333333333">
                <text:p>33.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48333333333333">
                <text:p>0.548333333333333</text:p>
              </table:table-cell>
              <table:table-cell office:value-type="float" office:value="111.5">
                <text:p>111.5</text:p>
              </table:table-cell>
              <table:table-cell office:value-type="float" office:value="35.1666666666667">
                <text:p>35.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8333333333333">
                <text:p>0.738333333333333</text:p>
              </table:table-cell>
              <table:table-cell office:value-type="float" office:value="109.5">
                <text:p>109.5</text:p>
              </table:table-cell>
              <table:table-cell office:value-type="float" office:value="36.1666666666667">
                <text:p>36.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6666666666667">
                <text:p>0.836666666666667</text:p>
              </table:table-cell>
              <table:table-cell office:value-type="float" office:value="108.166666666667">
                <text:p>108.166666666667</text:p>
              </table:table-cell>
              <table:table-cell office:value-type="float" office:value="37.6666666666667">
                <text:p>37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666666666667">
                <text:p>1.01666666666667</text:p>
              </table:table-cell>
              <table:table-cell office:value-type="float" office:value="109.5">
                <text:p>109.5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66666666667">
                <text:p>1.15666666666667</text:p>
              </table:table-cell>
              <table:table-cell office:value-type="float" office:value="110.333333333333">
                <text:p>110.333333333333</text:p>
              </table:table-cell>
              <table:table-cell office:value-type="float" office:value="39.3333333333333">
                <text:p>39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333333333333">
                <text:p>1.37333333333333</text:p>
              </table:table-cell>
              <table:table-cell office:value-type="float" office:value="111.5">
                <text:p>111.5</text:p>
              </table:table-cell>
              <table:table-cell office:value-type="float" office:value="39.1666666666667">
                <text:p>39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8">
                <text:p>1.58</text:p>
              </table:table-cell>
              <table:table-cell office:value-type="float" office:value="114">
                <text:p>114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9333333333333">
                <text:p>1.79333333333333</text:p>
              </table:table-cell>
              <table:table-cell office:value-type="float" office:value="118">
                <text:p>118</text:p>
              </table:table-cell>
              <table:table-cell office:value-type="float" office:value="35.8333333333333">
                <text:p>35.8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